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0.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4cm" svg:x2="2cm" svg:y2="18cm">
          <text:p/>
        </draw:line>
        <draw:line draw:style-name="gr1" draw:text-style-name="P1" draw:layer="layout" svg:x1="6cm" svg:y1="4cm" svg:x2="6cm" svg:y2="18cm">
          <text:p/>
        </draw:line>
        <draw:custom-shape draw:style-name="gr2" draw:text-style-name="P2" xml:id="id1" draw:id="id1" draw:layer="layout" svg:width="1cm" svg:height="2.5cm" svg:x="5cm" svg:y="1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5cm" svg:y1="15cm" svg:x2="4.38cm" svg:y2="11.428cm" draw:start-shape="id1" draw:start-glue-point="0" svg:d="M5500 15000c0-3054-1120-1268-1120-3572" svg:viewBox="0 0 1121 3573">
          <text:p/>
        </draw:connector>
        <draw:custom-shape draw:style-name="gr2" draw:text-style-name="P2" xml:id="id2" draw:id="id2" draw:layer="layout" svg:width="1cm" svg:height="2.5cm" svg:x="2cm" svg:y="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.5cm" svg:y1="8cm" svg:x2="4.111cm" svg:y2="3.891cm" draw:start-shape="id2" draw:start-glue-point="0" svg:d="M2500 8000c0-3457 1611-1403 1611-4109" svg:viewBox="0 0 1612 4110">
          <text:p/>
        </draw:connector>
        <draw:connector draw:style-name="gr1" draw:text-style-name="P1" draw:layer="layout" draw:type="curve" svg:x1="9.25cm" svg:y1="18.183cm" svg:x2="13.924cm" svg:y2="3.964cm" svg:d="M9250 18183c0-10663 4674-3554 4674-14219" svg:viewBox="0 0 4675 14220">
          <text:p/>
        </draw:connector>
        <draw:connector draw:style-name="gr1" draw:text-style-name="P1" draw:layer="layout" draw:type="curve" svg:x1="13.5cm" svg:y1="18.219cm" svg:x2="18.174cm" svg:y2="4cm" svg:d="M13500 18219c0-10663 4674-3554 4674-14219" svg:viewBox="0 0 4675 14220">
          <text:p/>
        </draw:connector>
        <draw:custom-shape draw:style-name="gr2" draw:text-style-name="P2" xml:id="id3" draw:id="id3" draw:layer="layout" svg:width="1cm" svg:height="2.5cm" svg:x="12.5cm" svg:y="15.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3cm" svg:y1="15.5cm" svg:x2="13.19cm" svg:y2="12.627cm" draw:start-shape="id3" draw:start-glue-point="0" svg:d="M13000 15500c0-2530 190-1094 190-2873" svg:viewBox="0 0 191 2874">
          <text:p/>
        </draw:connector>
        <draw:custom-shape draw:style-name="gr2" draw:text-style-name="P2" draw:layer="layout" svg:width="1cm" svg:height="2.5cm" draw:transform="rotate (-0.785398163397448) translate (11.793cm 11cm)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5.433cm" svg:height="2.733cm" draw:transform="rotate (0.50789081233035) translate (10.8896054240589cm 8.93192251642958cm)" svg:viewBox="0 0 5434 2734" svg:d="M0 2717c291 45 582-12 868-49 334-42 669-52 994-175 302-114 615-174 932-266 306-88 583-239 851-423 242-165 440-367 701-505 237-126 409-345 584-544 177-203 308-444 457-669l47-86">
          <text:p/>
        </draw:path>
        <draw:path draw:style-name="gr1" draw:text-style-name="P1" draw:layer="layout" svg:width="0.299cm" svg:height="0.339cm" draw:transform="rotate (-2.15775055424059) translate (15.8394476558477cm 6.44699359375762cm)" svg:viewBox="0 0 300 340" svg:d="M0 242c558 412 201-638 14-68z">
          <text:p/>
        </draw:path>
        <draw:frame draw:style-name="gr4" draw:text-style-name="P3" draw:layer="layout" svg:width="4.236cm" svg:height="1.673cm" svg:x="2cm" svg:y="18.5cm">
          <draw:text-box>
            <text:p text:style-name="P2">Recovery on </text:p>
            <text:p text:style-name="P2">straight road</text:p>
          </draw:text-box>
        </draw:frame>
        <draw:frame draw:style-name="gr4" draw:text-style-name="P3" draw:layer="layout" svg:width="3.846cm" svg:height="1.673cm" svg:x="9.654cm" svg:y="18.5cm">
          <draw:text-box>
            <text:p text:style-name="P2">Recovery in</text:p>
            <text:p text:style-name="P2">corn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37S</meta:editing-duration>
    <meta:editing-cycles>3</meta:editing-cycles>
    <meta:generator>LibreOffice/5.2.2.2$Linux_X86_64 LibreOffice_project/20m0$Build-2</meta:generator>
    <dc:date>2017-04-10T19:56:46.879297625</dc:date>
    <meta:document-statistic meta:object-count="15"/>
  </office:meta>
</office:document-meta>
</file>